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9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5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0.666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 fo:language="ru" fo:country="RU"/>
    </style:style>
    <style:style style:name="P6" style:family="paragraph">
      <style:paragraph-properties fo:text-align="start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1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31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roid Sans Mono1" fo:font-size="22pt" fo:language="ru" fo:country="RU" fo:font-weight="bold" style:font-size-asian="22pt" style:font-weight-asian="bold" style:font-size-complex="22pt" style:font-weight-complex="bold"/>
    </style:style>
    <style:style style:name="T37" style:family="text">
      <style:text-properties style:font-name="Droid Sans Mono1" fo:font-size="16pt" fo:language="ru" fo:country="RU" style:font-size-asian="16pt" style:font-size-complex="16pt"/>
    </style:style>
    <style:style style:name="T38" style:family="text">
      <style:text-properties style:font-name="Droid Sans Mono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39" style:family="text">
      <style:text-properties style:font-name="Droid Sans Mono1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51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 (Дискурс)</text:span><text:span text:style-name="T27"> - </text:span><text:span text:style-name="T28">смысловые контексты</text:span></text:p>
              </table:table-cell>
            </table:table-row>
            <table:table-row table:style-name="ro1">
              <table:table-cell table:style-name="ce2">
                <text:p text:style-name="P12"><text:span text:style-name="T29">Семантика </text:span><text:span text:style-name="T28">- смыслы </text:span><text:span text:style-name="T30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31">Синтаксис </text:span><text:span text:style-name="T30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31">Морфология</text:span><text:span text:style-name="T3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определения тон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частотный анализ (извлечение признаков)</text:span><text:span text:style-name="T33"><text:line-break/></text:span><text:span text:style-name="T33"><text:line-break/></text:span><text:span text:style-name="T33">применение классификатора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13" draw:layer="layout" svg:width="19.2cm" svg:height="10.666cm" svg:x="3.2cm" svg:y="5cm">
          <draw:text-box>
            <text:p text:style-name="P3"><text:span text:style-name="T32">этапы обработки текста для извлечения информации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3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интаксический анализ</text:span><text:span text:style-name="T33"><text:line-break/></text:span><text:span text:style-name="T33"><text:line-break/></text:span><text:span text:style-name="T33">семантический анализ</text:span></text:p>
            <text:p text:style-name="P3"><text:span text:style-name="T33"/></text:p>
            <text:p text:style-name="P3"><text:span text:style-name="T33">извлечение структурированной информаци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чатбот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емантическое кодирование слов (W2V, BERT)</text:span><text:span text:style-name="T33"><text:line-break/></text:span><text:span text:style-name="T33"><text:line-break/></text:span><text:span text:style-name="T33">применение нейросетевой языковой модел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6" draw:layer="layout" svg:width="25.8cm" svg:height="10.2cm" svg:x="1.4cm" svg:y="4.6cm">
          <draw:text-box>
            <text:p><text:span text:style-name="T36">Литература</text:span></text:p>
            <text:p><text:span text:style-name="T37"/></text:p>
            <text:p text:style-name="P15"><text:span text:style-name="T37">git clone </text:span><text:span text:style-name="T37"><text:a xlink:href="https://github.com/mechanoid5/ml_nlp" xlink:type="simple">https://github.com/mechanoid5/ml_nlp</text:a></text:span></text:p>
            <text:p text:style-name="P15"><text:span text:style-name="T37"/></text:p>
            <text:p text:style-name="P15"><text:span text:style-name="T37"/></text:p>
            <text:p text:style-name="P15"><text:span text:style-name="T37">С.Ананян Введение в компьютерную лингвистику// Мегапьютер Интеллидженс </text:span></text:p>
            <text:p text:style-name="P15"><text:span text:style-name="T37"><text:a xlink:href="https://youtu.be/3fHzOIaLSPc" xlink:type="simple">https://youtu.be/3fHzOIaLSPc</text:a></text:span></text:p>
            <text:p text:style-name="P15"><text:span text:style-name="T37"/></text:p>
            <text:p text:style-name="P15"><text:span text:style-name="T37"/></text:p>
            <text:p text:style-name="P15"><text:span text:style-name="T38">Турдаков Д.Ю. Основы обработки текстов. ИСП РАН, 2017,2021</text:span></text:p>
            <text:p text:style-name="P15"><text:span text:style-name="T38"/></text:p>
            <text:p text:style-name="P15"><text:span text:style-name="T38"><text:a xlink:href="https://www.youtube.com/playlist?list=PL5cBzMoPJgCUn6TbfhqilyToW5lScOdd3" xlink:type="simple">https://www.youtube.com/playlist?list=PL5cBzMoPJgCUn6TbfhqilyToW5lScOdd3</text:a></text:span></text:p>
            <text:p text:style-name="P15"><text:span text:style-name="T38"/></text:p>
            <text:p text:style-name="P15"><text:span text:style-name="T38"><text:a xlink:href="https://www.youtube.com/playlist?list=PL5cBzMoPJgCXFdSvWaunOy4cILirW1lMD" xlink:type="simple">https://www.youtube.com/playlist?list=PL5cBzMoPJgCXFdSvWaunOy4cILirW1lMD</text:a></text:span></text:p>
            <text:p text:style-name="P15"><text:span text:style-name="T39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03T12:34:09.597335135</dc:date>
    <meta:editing-duration>P2DT19H56M29S</meta:editing-duration>
    <meta:editing-cycles>700</meta:editing-cycles>
    <meta:generator>LibreOffice/7.5.2.2$Linux_X86_64 LibreOffice_project/50$Build-2</meta:generator>
    <meta:document-statistic meta:object-count="87"/>
  </office:meta>
</office:document-meta>
</file>